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, SimSun" style:font-family-generic="system" style:font-pitch="variable"/>
  </office:font-face-decls>
  <office:automatic-styles>
    <style:style style:name="表格16" style:family="table">
      <style:table-properties style:width="15.037cm" fo:margin-left="-0.199cm" fo:margin-top="0cm" fo:margin-bottom="0cm" table:align="left" style:writing-mode="lr-tb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676cm"/>
    </style:style>
    <style:style style:name="表格16.C" style:family="table-column">
      <style:table-column-properties style:column-width="0.065cm"/>
    </style:style>
    <style:style style:name="表格16.D" style:family="table-column">
      <style:table-column-properties style:column-width="2.245cm"/>
    </style:style>
    <style:style style:name="表格16.E" style:family="table-column">
      <style:table-column-properties style:column-width="7.124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middle"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B1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2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3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C3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E3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4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C4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E4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5" style:family="table-cell">
      <style:table-cell-properties fo:background-color="#ffffff" fo:padding-left="0.11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表格16.C5" style:family="table-cell">
      <style:table-cell-properties fo:background-color="#ffffff" fo:padding-left="0.11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表格16.E5" style:family="table-cell">
      <style:table-cell-properties fo:background-color="#ffffff" fo:padding-left="0.11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表格16.B6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7" style:family="table-row">
      <style:table-row-properties style:min-row-height="0.58cm" fo:keep-together="auto"/>
    </style:style>
    <style:style style:name="表格16.B7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D7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8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D8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表格16.B9" style:family="table-cell">
      <style:table-cell-properties fo:background-color="#ffffff" fo:padding-left="0.11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表格16.D9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officeooo:rsid="001b4c56" officeooo:paragraph-rsid="001b4c56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4c56" officeooo:paragraph-rsid="001b4c56" style:font-size-asian="10.5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b4c56"/>
    </style:style>
    <style:style style:name="P4" style:family="paragraph" style:parent-style-name="Standard">
      <style:paragraph-properties fo:line-height="150%"/>
      <style:text-properties officeooo:paragraph-rsid="001b4c56"/>
    </style:style>
    <style:style style:name="P5" style:family="paragraph" style:parent-style-name="Standard">
      <style:text-properties officeooo:paragraph-rsid="001b4c56"/>
    </style:style>
    <style:style style:name="P6" style:family="paragraph" style:parent-style-name="Standard">
      <style:paragraph-properties fo:line-height="150%"/>
      <style:text-properties officeooo:rsid="001b4c56" officeooo:paragraph-rsid="001b4c56"/>
    </style:style>
    <style:style style:name="T1" style:family="text">
      <style:text-properties officeooo:rsid="001b4c56"/>
    </style:style>
    <style:style style:name="T2" style:family="text">
      <style:text-properties style:font-name="Calibri" fo:font-size="10.5pt" fo:font-weight="bold" style:font-name-asian="宋体" style:font-size-asian="10.5pt" style:font-weight-asian="bold" style:font-name-complex="Calibri1" style:font-size-complex="10.5pt"/>
    </style:style>
    <style:style style:name="T3" style:family="text">
      <style:text-properties style:font-name="Calibri" fo:font-size="10.5pt" style:font-name-asian="宋体" style:font-size-asian="10.5pt" style:font-name-complex="Calibri1" style:font-size-complex="10.5pt"/>
    </style:style>
    <style:style style:name="T4" style:family="text">
      <style:text-properties fo:color="#7f007f" style:font-name="Monospace" fo:font-size="12pt" style:font-size-asian="12pt"/>
    </style:style>
    <style:style style:name="T5" style:family="text">
      <style:text-properties fo:color="#7f007f" style:font-name="Monospace" fo:font-size="12pt" officeooo:rsid="001b4c56" style:font-size-asian="12pt"/>
    </style:style>
    <style:style style:name="T6" style:family="text">
      <style:text-properties fo:color="#3c3c3c" style:font-name="Monospace" fo:font-size="12pt" style:font-size-asian="12pt"/>
    </style:style>
    <style:style style:name="T7" style:family="text">
      <style:text-properties fo:color="#2a00ff" style:font-name="Monospace" fo:font-size="12pt" fo:font-style="italic" style:font-size-asian="12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易福商场接口文档</text:p>
      <text:p text:style-name="P2">1.文件上传（/file）</text:p>
      <text:p text:style-name="P2"/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row table:style-name="表格16.1">
          <table:table-cell table:style-name="表格16.A1" office:value-type="string">
            <text:p text:style-name="P3"><text:span text:style-name="T2">uri</text:span></text:p>
          </table:table-cell>
          <table:table-cell table:style-name="表格16.B1" table:number-columns-spanned="4" office:value-type="string">
            <text:p text:style-name="P4"><text:span text:style-name="T3">/upload</text:span>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1" office:value-type="string">
            <text:p text:style-name="P3"><text:span text:style-name="T2">描述</text:span></text:p>
          </table:table-cell>
          <table:table-cell table:style-name="表格16.B2" table:number-columns-spanned="4" office:value-type="string">
            <text:p text:style-name="P6"><text:span text:style-name="T3">上传文件</text:span></text:p>
          </table:table-cell>
          <table:covered-table-cell/>
          <table:covered-table-cell/>
          <table:covered-table-cell/>
        </table:table-row>
        <table:table-row table:style-name="表格16.1">
          <table:table-cell table:style-name="表格16.A1" table:number-rows-spanned="3" office:value-type="string">
            <text:p text:style-name="P3"><text:span text:style-name="T2">参数</text:span></text:p>
          </table:table-cell>
          <table:table-cell table:style-name="表格16.B3" office:value-type="string">
            <text:p text:style-name="P4"><text:span text:style-name="T2">名称</text:span></text:p>
          </table:table-cell>
          <table:table-cell table:style-name="表格16.C3" table:number-columns-spanned="2" office:value-type="string">
            <text:p text:style-name="P4"><text:span text:style-name="T2">方式</text:span></text:p>
          </table:table-cell>
          <table:covered-table-cell/>
          <table:table-cell table:style-name="表格16.E3" office:value-type="string">
            <text:p text:style-name="P4"><text:span text:style-name="T2">说明</text:span></text:p>
          </table:table-cell>
        </table:table-row>
        <table:table-row table:style-name="表格16.1">
          <table:covered-table-cell/>
          <table:table-cell table:style-name="表格16.B4" office:value-type="string">
            <text:p text:style-name="P4">file</text:p>
          </table:table-cell>
          <table:table-cell table:style-name="表格16.C4" table:number-columns-spanned="2" office:value-type="string">
            <text:p text:style-name="P4">p<text:span text:style-name="T1">ost</text:span></text:p>
          </table:table-cell>
          <table:covered-table-cell/>
          <table:table-cell table:style-name="表格16.E4" office:value-type="string">
            <text:p text:style-name="P4"><text:span text:style-name="T1">Form 的 enctype=“multipart/form-data”</text:span></text:p>
          </table:table-cell>
        </table:table-row>
        <table:table-row table:style-name="表格16.1">
          <table:covered-table-cell/>
          <table:table-cell table:style-name="表格16.B5" office:value-type="string">
            <text:p text:style-name="P4"/>
          </table:table-cell>
          <table:table-cell table:style-name="表格16.C5" table:number-columns-spanned="2" office:value-type="string">
            <text:p text:style-name="P4"/>
          </table:table-cell>
          <table:covered-table-cell/>
          <table:table-cell table:style-name="表格16.E5" office:value-type="string">
            <text:p text:style-name="P4"/>
          </table:table-cell>
        </table:table-row>
        <table:table-row table:style-name="表格16.1">
          <table:table-cell table:style-name="表格16.A1" office:value-type="string">
            <text:p text:style-name="P3"><text:span text:style-name="T2">响应</text:span></text:p>
          </table:table-cell>
          <table:table-cell table:style-name="表格16.B6" table:number-columns-spanned="4" office:value-type="string">
            <text:p text:style-name="P4"><text:span text:style-name="T3">{</text:span></text:p>
            <text:p text:style-name="P4"><text:span text:style-name="T3"><text:s text:c="3"/>“code”: 0,</text:span></text:p>
            <text:p text:style-name="P4"><text:span text:style-name="T3"><text:s text:c="3"/>“error”:String,</text:span></text:p>
            <text:p text:style-name="P4"><text:span text:style-name="T3"><text:s text:c="2"/>“data”:[</text:span></text:p>
            <text:p text:style-name="P4"><text:s text:c="4"/>“<text:span text:style-name="T1">path</text:span>”: <text:span text:style-name="T1">path;文件的路径</text:span></text:p>
            <text:p text:style-name="P4"><text:span text:style-name="T3">]</text:span></text:p>
            <text:p text:style-name="P4"><text:span text:style-name="T3">}</text:span></text:p>
          </table:table-cell>
          <table:covered-table-cell/>
          <table:covered-table-cell/>
          <table:covered-table-cell/>
        </table:table-row>
        <table:table-row table:style-name="表格16.7">
          <table:table-cell table:style-name="表格16.A1" table:number-rows-spanned="3" office:value-type="string">
            <text:p text:style-name="P3"><text:span text:style-name="T2">code</text:span></text:p>
          </table:table-cell>
          <table:table-cell table:style-name="表格16.B7" table:number-columns-spanned="2" office:value-type="string">
            <text:p text:style-name="P4"><text:span text:style-name="T3">0</text:span></text:p>
          </table:table-cell>
          <table:covered-table-cell/>
          <table:table-cell table:style-name="表格16.D7" table:number-columns-spanned="2" office:value-type="string">
            <text:p text:style-name="P4"><text:span text:style-name="T3">输入非法</text:span></text:p>
          </table:table-cell>
          <table:covered-table-cell/>
        </table:table-row>
        <table:table-row table:style-name="表格16.1">
          <table:covered-table-cell/>
          <table:table-cell table:style-name="表格16.B8" table:number-columns-spanned="2" office:value-type="string">
            <text:p text:style-name="P4"><text:span text:style-name="T3">1</text:span></text:p>
          </table:table-cell>
          <table:covered-table-cell/>
          <table:table-cell table:style-name="表格16.D8" table:number-columns-spanned="2" office:value-type="string">
            <text:p text:style-name="P4"><text:span text:style-name="T3">成功执行完成</text:span></text:p>
          </table:table-cell>
          <table:covered-table-cell/>
        </table:table-row>
        <table:table-row table:style-name="表格16.1">
          <table:covered-table-cell/>
          <table:table-cell table:style-name="表格16.B9" table:number-columns-spanned="2" office:value-type="string">
            <text:p text:style-name="P4"><text:span text:style-name="T3">2</text:span></text:p>
          </table:table-cell>
          <table:covered-table-cell/>
          <table:table-cell table:style-name="表格16.D9" table:number-columns-spanned="2" office:value-type="string">
            <text:p text:style-name="P4"><text:span text:style-name="T3">查询结果为空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, 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0:59:10.878427299</meta:creation-date>
    <dc:date>2016-05-04T21:05:12.104910453</dc:date>
    <meta:editing-duration>P0D</meta:editing-duration>
    <meta:editing-cycles>1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73" meta:character-count="180" meta:non-whitespace-character-count="164"/>
  </office:meta>
</office:document-meta>
</file>